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1f5" officeooo:paragraph-rsid="0012e1f5"/>
    </style:style>
    <style:style style:name="P2" style:family="paragraph" style:parent-style-name="Standard" style:list-style-name="L1">
      <style:text-properties fo:font-weight="bold" officeooo:rsid="0012e1f5" officeooo:paragraph-rsid="0012e1f5" style:font-weight-asian="bold" style:font-weight-complex="bold"/>
    </style:style>
    <style:style style:name="P3" style:family="paragraph" style:parent-style-name="Standard" style:list-style-name="L1">
      <style:text-properties fo:font-weight="bold" officeooo:rsid="0012e1f5" officeooo:paragraph-rsid="0014df1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3e8" style:font-weight-asian="normal" style:font-weight-complex="normal"/>
    </style:style>
    <style:style style:name="T3" style:family="text">
      <style:text-properties fo:font-weight="normal" officeooo:rsid="0014df15" style:font-weight-asian="normal" style:font-weight-complex="normal"/>
    </style:style>
    <style:style style:name="T4" style:family="text">
      <style:text-properties fo:font-weight="normal" officeooo:rsid="0016b0a5" style:font-weight-asian="normal" style:font-weight-complex="normal"/>
    </style:style>
    <style:style style:name="T5" style:family="text">
      <style:text-properties fo:font-weight="normal" officeooo:rsid="0017da28" style:font-weight-asian="normal" style:font-weight-complex="normal"/>
    </style:style>
    <style:style style:name="T6" style:family="text">
      <style:text-properties officeooo:rsid="0013f3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rcise 2.1-</text:p>
      <text:list xml:id="list6741696070599093734" text:style-name="L1">
        <text:list-item>
          <text:p text:style-name="P2">attribute- <text:span text:style-name="T2">A descriptive characteristic of an entity. <text:s/>Examples are: a person's name, the color of a car and the species of an animal can be considered attributes of their respective entities.</text:span></text:p>
        </text:list-item>
        <text:list-item>
          <text:p text:style-name="P2">domain- <text:span text:style-name="T2">A set of possible values for an entity.</text:span></text:p>
        </text:list-item>
        <text:list-item>
          <text:p text:style-name="P2">entity- <text:s/><text:span text:style-name="T2">An object that exists and is modelled in a database. <text:s/>For example, a person, car and an animal can all be considered entities.</text:span></text:p>
        </text:list-item>
        <text:list-item>
          <text:p text:style-name="P2">relationship- <text:span text:style-name="T1">a relationship between two tables occurs when one table contains contains a foreign key referencing the primary key of another table. <text:s/>In more conceptual terms, a relationship specifies a connection between different entities. <text:s/></text:span></text:p>
        </text:list-item>
        <text:list-item>
          <text:p text:style-name="P2">entity set- <text:s/><text:span text:style-name="T2">A collection of entities of the same type.</text:span></text:p>
        </text:list-item>
        <text:list-item>
          <text:p text:style-name="P2">relationship set- <text:span text:style-name="T2">A set of relationships of the same type. <text:s/>An example would be the collection of relationships linking employee entities to their respective company department entities.</text:span></text:p>
        </text:list-item>
        <text:list-item>
          <text:p text:style-name="P2">one-to-many relationshi<text:span text:style-name="T6">p- </text:span><text:span text:style-name="T2">Given entities of type 'A' and 'B', </text:span><text:span text:style-name="T3">if one 'A' relates to many 'B's: <text:s/>o</text:span><text:span text:style-name="T2">ne 'A' associates with one or many 'B's whereas one 'B' only associates with one 'A'.</text:span></text:p>
        </text:list-item>
        <text:list-item>
          <text:p text:style-name="P3">many-to-many relationship- <text:span text:style-name="T2">Given entities of type 'A' and 'B', </text:span><text:span text:style-name="T3">if many 'A's relate to many 'B's: one 'A' associates with one or many 'B's and vice versa. <text:s/></text:span></text:p>
        </text:list-item>
        <text:list-item>
          <text:p text:style-name="P2">participation constraint- <text:s/><text:span text:style-name="T3">Given an entity 'A' that relates with another entity 'B', a participation constraint specifies whether or not any given 'A' can relate to zero 'B's.</text:span></text:p>
        </text:list-item>
        <text:list-item>
          <text:p text:style-name="P2">overlap constraint- “<text:span text:style-name="T3">Overlap constraints determine whether two subclasses are allowed to contain the same entity.” -From the textbook (page 38).</text:span></text:p>
        </text:list-item>
        <text:list-item>
          <text:p text:style-name="P2">covering constraint- <text:span text:style-name="T1">“</text:span><text:span text:style-name="T3">Covering constraints determine whether the entities in the subclasses collectively include all entities in the superclass.</text:span><text:span text:style-name="T1">” -</text:span><text:span text:style-name="T3">From the textbook (page 38).</text:span></text:p>
        </text:list-item>
        <text:list-item>
          <text:p text:style-name="P2">weak entity set- <text:s/><text:span text:style-name="T3">A weak entity set is a set of </text:span><text:span text:style-name="T4">weak </text:span><text:span text:style-name="T3">entities </text:span><text:span text:style-name="T4">of the same type.</text:span><text:span text:style-name="T3"> </text:span><text:span text:style-name="T4">A weak entity is an entity can only be uniquely identified by some of its attributes in conjunction with the primary key of another entity.</text:span></text:p>
        </text:list-item>
        <text:list-item>
          <text:p text:style-name="P2">Aggregation- <text:s/><text:span text:style-name="T4">Often, </text:span><text:span text:style-name="T5">relationships are structured in a way that can be redundant. <text:s/>Aggregation introduces the concept of structuring complicated relationships as entities. <text:s/>This ends up making ER diagrams more intuitive and removing redundant attributes of entities.</text:span></text:p>
        </text:list-item>
        <text:list-item>
          <text:p text:style-name="P2">role indicator- <text:span text:style-name="T5">Sometimes a relationship may involve two different entities of the same type such as a (supervisor, subordinate) relationship involving two employee entities. <text:s/>In this case, a role indicator specifies on the ER diagram which employee fulfills which ro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4-22T21:39:18.757218735</meta:creation-date>
    <dc:date>2014-04-22T23:07:59.747383368</dc:date>
    <dc:creator>Jared Wasinger</dc:creator>
    <meta:editing-duration>PT23M3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15" meta:word-count="398" meta:character-count="2471" meta:non-whitespace-character-count="2085"/>
  </office:meta>
</office:document-meta>
</file>